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1494345154156129928"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802816360086216908"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6765208324485496781"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3114114344573237975"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20337082004051529"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5085767282536666441"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3824970559845903994"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8402418567437026556"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6303049" text:continue-list="list3824970559845903994"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02955274306486530"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6318579"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6309128"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6321231"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6327127"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6317151"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7320067237840000699"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8641166249306747563"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475014021854809987"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6330654"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2539790339965474415"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3903276261766966346"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1813813301542176080" text:style-name="L15">
        <text:list-item>
          <text:list>
            <text:list-header>
              <text:p text:style-name="P182">1.5 miles averaging about 9:40/mile and rest 1 min</text:p>
            </text:list-header>
          </text:list>
        </text:list-item>
      </text:list>
      <text:p text:style-name="P24">1 mile in 8:26 and rest 2 min</text:p>
      <text:list xml:id="list15974989165549729"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006209890536710255"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303520"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2992357822575408571"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1503199896124562875"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4967918510357508374"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6306930" text:continue-list="list1503199896124562875" text:style-name="L19">
        <text:list-item>
          <text:list>
            <text:list-header>
              <text:p text:style-name="P186">(Pace*HR)=1240</text:p>
            </text:list-header>
          </text:list>
        </text:list-item>
      </text:list>
      <text:list xml:id="list36302373" text:continue-list="list2992357822575408571" text:style-name="L18">
        <text:list-item>
          <text:list>
            <text:list-header>
              <text:p text:style-name="P185">2 miles at 10:46/mile Ave HR= 121 bpm and rest a few minutes</text:p>
            </text:list-header>
          </text:list>
        </text:list-item>
      </text:list>
      <text:list xml:id="list36312581" text:continue-list="list36306930"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6333617"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53660781658700449"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1536370739109453707"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000831982017564127"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4665591736523317366"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353654527951985025"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158632220945149707"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6303058"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6308178"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268875244840113059"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112916976295168547"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1824955272083605222"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572713341836571275"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1422149531768311027"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8591080738720891256" text:style-name="L32">
        <text:list-item>
          <text:list>
            <text:list-header>
              <text:p text:style-name="P196">0.25 miles in 2:54</text:p>
              <text:p text:style-name="P196">1 mile in 9:21 going faster as I ran and ending at around 8:30 pace</text:p>
            </text:list-header>
          </text:list>
        </text:list-item>
      </text:list>
      <text:list xml:id="list1493411598310400438"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107143386997279327"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686273163680196694"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629737623502866296"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text:p>
      <text:p text:style-name="P24"><text:span text:style-name="T2">Warm down:</text:span> 0.25 miles home <text:s/></text:p>
      <text:p text:style-name="P10"/>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text:s/></text:p>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oft-page-break/><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soft-page-break/>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586696525982202150"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ext:soft-page-break/>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1-28T16:07:03.87</dc:date>
    <dc:creator>James Lombardi</dc:creator>
    <meta:editing-duration>P24DT19H50M22S</meta:editing-duration>
    <meta:editing-cycles>1953</meta:editing-cycles>
    <meta:generator>OpenOffice/4.1.2$Win32 OpenOffice.org_project/412m3$Build-9782</meta:generator>
    <meta:document-statistic meta:table-count="0" meta:image-count="9" meta:object-count="0" meta:page-count="195" meta:paragraph-count="5673" meta:word-count="61369" meta:character-count="314468"/>
  </office:meta>
</office:document-meta>
</file>